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2e1e" officeooo:paragraph-rsid="001c2e1e"/>
    </style:style>
    <style:style style:name="P2" style:family="paragraph" style:parent-style-name="Standard">
      <style:text-properties officeooo:rsid="001d12e0" officeooo:paragraph-rsid="001d12e0"/>
    </style:style>
    <style:style style:name="P3" style:family="paragraph" style:parent-style-name="Standard">
      <style:text-properties officeooo:rsid="001d6bc9" officeooo:paragraph-rsid="001d6bc9"/>
    </style:style>
    <style:style style:name="P4" style:family="paragraph" style:parent-style-name="Standard">
      <style:text-properties officeooo:rsid="0020c52e" officeooo:paragraph-rsid="0020c52e"/>
    </style:style>
    <style:style style:name="P5" style:family="paragraph" style:parent-style-name="Standard">
      <style:text-properties officeooo:rsid="00251815" officeooo:paragraph-rsid="00251815"/>
    </style:style>
    <style:style style:name="P6" style:family="paragraph" style:parent-style-name="Preformatted_20_Text">
      <style:text-properties officeooo:rsid="001d12e0" officeooo:paragraph-rsid="001d12e0"/>
    </style:style>
    <style:style style:name="P7" style:family="paragraph" style:parent-style-name="Preformatted_20_Text">
      <style:text-properties style:font-name="monospace" officeooo:rsid="001d6bc9" officeooo:paragraph-rsid="001d6bc9"/>
    </style:style>
    <style:style style:name="P8" style:family="paragraph" style:parent-style-name="Preformatted_20_Text">
      <style:text-properties style:font-name="monospace" officeooo:paragraph-rsid="001d6bc9"/>
    </style:style>
    <style:style style:name="P9" style:family="paragraph" style:parent-style-name="Preformatted_20_Text">
      <style:text-properties style:font-name="monospace" officeooo:rsid="001f2822" officeooo:paragraph-rsid="001f2822"/>
    </style:style>
    <style:style style:name="P10" style:family="paragraph" style:parent-style-name="Preformatted_20_Text">
      <style:text-properties style:font-name="monospace" officeooo:rsid="0020c52e" officeooo:paragraph-rsid="0020c52e"/>
    </style:style>
    <style:style style:name="P11" style:family="paragraph" style:parent-style-name="Preformatted_20_Text">
      <style:text-properties officeooo:rsid="001d6bc9" officeooo:paragraph-rsid="001d6bc9"/>
    </style:style>
    <style:style style:name="P12" style:family="paragraph" style:parent-style-name="Preformatted_20_Text">
      <style:text-properties officeooo:rsid="0020c52e" officeooo:paragraph-rsid="0020c52e"/>
    </style:style>
    <style:style style:name="P13" style:family="paragraph" style:parent-style-name="Preformatted_20_Text">
      <style:text-properties officeooo:rsid="00225e01" officeooo:paragraph-rsid="00225e01"/>
    </style:style>
    <style:style style:name="P14" style:family="paragraph" style:parent-style-name="Preformatted_20_Text">
      <style:text-properties officeooo:rsid="00251815" officeooo:paragraph-rsid="00251815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d6bc9"/>
    </style:style>
    <style:style style:name="T2" style:family="text">
      <style:text-properties fo:color="#000000" fo:font-weight="bold"/>
    </style:style>
    <style:style style:name="T3" style:family="text">
      <style:text-properties fo:color="#660033"/>
    </style:style>
    <style:style style:name="T4" style:family="text">
      <style:text-properties officeooo:rsid="0020c52e"/>
    </style:style>
    <style:style style:name="T5" style:family="text">
      <style:text-properties officeooo:rsid="00281a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eas iniciales</text:p>
      <text:p text:style-name="P1"/>
      <text:p text:style-name="P2">Instalamos node.js y npm</text:p>
      <text:p text:style-name="P2"/>
      <text:p text:style-name="P6">sudo apt-get install nodejs</text:p>
      <text:p text:style-name="P6">sudo apt-get install npm</text:p>
      <text:p text:style-name="P6"/>
      <text:p text:style-name="P6">Para obtener una version nueva de node escribimos lo siguiente:</text:p>
      <text:p text:style-name="P6"/>
      <text:p text:style-name="P6"/>
      <text:p text:style-name="P6"><text:s/>sudo add-apt-repository ppa:chris-lea/node.js</text:p>
      <text:p text:style-name="Preformatted_20_Text"><text:s text:c="2"/>sudo apt-get update</text:p>
      <text:p text:style-name="P15"><text:s text:c="2"/>sudo apt-get install python-software-properties python g++ make nodejs</text:p>
      <text:p text:style-name="P3">Existe un conflicto de nombre con el paquete node, y el binario de nodejs ha sido renombrado de node a nodejs por lo que creamos un enlace simbólico de <text:span text:style-name="Strong_20_Emphasis">/usr/bin/node</text:span> hacia <text:span text:style-name="Strong_20_Emphasis">/usr/bin/nodejs</text:span></text:p>
      <text:p text:style-name="P3"/>
      <text:p text:style-name="P7"><text:span text:style-name="T2">cd /</text:span>usr<text:span text:style-name="T2">/</text:span>bin</text:p>
      <text:p text:style-name="P8"><text:span text:style-name="T1">sudo ln </text:span><text:span text:style-name="T3">-s</text:span> nodejs node</text:p>
      <text:p text:style-name="P8"/>
      <text:p text:style-name="P9">Instalamos Express:</text:p>
      <text:p text:style-name="P9"/>
      <text:p text:style-name="P9">npm install express –save</text:p>
      <text:p text:style-name="P9"/>
      <text:p text:style-name="P10">Instalando y configurando Github</text:p>
      <text:p text:style-name="P7"/>
      <text:p text:style-name="P11">sudo apt-get install git</text:p>
      <text:p text:style-name="P12">Poniendo nombre de usuario</text:p>
      <text:p text:style-name="P11">git config --global user.name "<text:span text:style-name="T5">Nombre usuario</text:span>"</text:p>
      <text:p text:style-name="P11">git config --global user.email "<text:span text:style-name="T5">miemail</text:span><text:a xlink:type="simple" xlink:href="mailto:merquis85@gmail.com" text:style-name="Internet_20_link" text:visited-style-name="Visited_20_Internet_20_Link"><text:span text:style-name="T5">@gmail.com</text:span></text:a>"</text:p>
      <text:p text:style-name="P11"/>
      <text:p text:style-name="P13">Creando mi clave privada</text:p>
      <text:p text:style-name="P13"/>
      <text:p text:style-name="P13">ssh-keygen -t rsa -C "merquis85@gmail.com"</text:p>
      <text:p text:style-name="P11"/>
      <text:p text:style-name="P4">Creando carpeta de proyectos </text:p>
      <text:p text:style-name="P12">git init sources</text:p>
      <text:p text:style-name="P4"/>
      <text:p text:style-name="P5">Instalando Atom:</text:p>
      <text:p text:style-name="P5"/>
      <text:p text:style-name="P14"><text:span text:style-name="Source_20_Text">sudo add-apt-repository ppa:webupd8team/atom</text:span></text:p>
      <text:p text:style-name="P5">sudo apt-get update</text:p>
      <text:p text:style-name="P14"><text:span text:style-name="Source_20_Text">sudo apt-get install atom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35:19.651488908</meta:creation-date>
    <dc:date>2016-09-28T10:10:18.617995990</dc:date>
    <meta:editing-duration>PT3H14M30S</meta:editing-duration>
    <meta:editing-cycles>6</meta:editing-cycles>
    <meta:generator>LibreOffice/5.1.2.2$Linux_X86_64 LibreOffice_project/10m0$Build-2</meta:generator>
    <meta:document-statistic meta:table-count="0" meta:image-count="0" meta:object-count="0" meta:page-count="1" meta:paragraph-count="26" meta:word-count="136" meta:character-count="950" meta:non-whitespace-character-count="836"/>
  </office:meta>
</office:document-meta>
</file>